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5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language-complex="hi" style:country-complex="IN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language-complex="hi" style:country-complex="IN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2"/>
        <table:table-column table:style-name="co2" table:default-cell-style-name="ce18"/>
        <table:table-column table:style-name="co3" table:default-cell-style-name="ce30"/>
        <table:table-column table:style-name="co4" table:default-cell-style-name="ce30"/>
        <table:table-column table:style-name="co5" table:default-cell-style-name="ce18"/>
        <table:table-column table:style-name="co6" table:default-cell-style-name="ce30"/>
        <table:table-column table:style-name="co7" table:number-columns-repeated="2" table:default-cell-style-name="Default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Actualizar Contraseña</text:p>
          </table:table-cell>
          <table:covered-table-cell table:number-columns-repeated="4" table:style-name="ce60"/>
          <table:table-cell table:number-columns-repeated="2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</text:p>
          </table:table-cell>
          <table:covered-table-cell table:number-columns-repeated="4" table:style-name="ce60"/>
          <table:table-cell table:number-columns-repeated="2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usuario deberá de haber ingresado al sistema en la pestaña “Cuenta”</text:p>
          </table:table-cell>
          <table:covered-table-cell table:number-columns-repeated="4" table:style-name="ce60"/>
          <table:table-cell table:number-columns-repeated="2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actualiza el dato Contraseña del Usuario en la BD del sistema</text:p>
          </table:table-cell>
          <table:covered-table-cell table:number-columns-repeated="4" table:style-name="ce60"/>
          <table:table-cell table:number-columns-repeated="2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20" office:value-type="date" office:date-value="2019-11-26" calcext:value-type="date">
            <text:p>26/11/19</text:p>
          </table:table-cell>
          <table:table-cell table:style-name="ce45" office:value-type="string" calcext:value-type="string">
            <text:p>Versión:</text:p>
          </table:table-cell>
          <table:table-cell table:style-name="ce22" office:value-type="string" calcext:value-type="string">
            <text:p>V 2,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19"/>
          <table:covered-table-cell table:number-columns-repeated="4" table:style-name="ce21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Usuario pueda actualizar una contraseña</text:p>
          </table:table-cell>
          <table:covered-table-cell table:style-name="ce19"/>
          <table:covered-table-cell table:number-columns-repeated="4" table:style-name="ce21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19"/>
          <table:covered-table-cell table:number-columns-repeated="4" table:style-name="ce21"/>
          <table:table-cell table:style-name="ce35"/>
          <table:table-cell/>
        </table:table-row>
        <table:table-row table:style-name="ro2">
          <table:table-cell table:style-name="ce5" office:value-type="string" calcext:value-type="string" table:number-columns-spanned="6" table:number-rows-spanned="1">
            <text:p>El Usuario debe de escoger la opción “Actualizar Contraseña”, el sistema le mostrará una pestaña donde ingresará la contraseña actual y la contraseña nueva dos veces. El usuario verificará y dará al botón “Actualizar” y el sistema le mostrará un mensaje de éxito</text:p>
          </table:table-cell>
          <table:covered-table-cell table:number-columns-repeated="5" table:style-name="ce21"/>
          <table:table-cell table:number-columns-repeated="2"/>
        </table:table-row>
        <table:table-row table:style-name="ro2">
          <table:table-cell table:style-name="Default"/>
          <table:table-cell table:style-name="ce21" table:number-columns-repeated="5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21"/>
          <table:table-cell table:number-columns-repeated="2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escoge la opción de “Actualizar Contraseña”</text:p>
          </table:table-cell>
          <table:covered-table-cell/>
          <table:table-cell table:style-name="ce13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le muestra una pestaña con tres campos, la contraseña actual, la nueva contraseña y su verificación</text:p>
          </table:table-cell>
          <table:covered-table-cell/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Usuario ingresa su contraseña actual y los dos campos con la nueva</text:p>
          </table:table-cell>
          <table:covered-table-cell/>
          <table:table-cell table:style-name="ce13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Usuario verifica los datos ingresados y da al botón de “Actualizar”</text:p>
          </table:table-cell>
          <table:covered-table-cell/>
          <table:table-cell table:style-name="ce13"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muestra una ventana pidiendo que al usuario que confirme su elección de actualizar su contraseña</text:p>
          </table:table-cell>
          <table:covered-table-cell/>
          <table:table-cell table:number-columns-repeated="2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Usuario pulsa el botón “Confirmar”</text:p>
          </table:table-cell>
          <table:covered-table-cell/>
          <table:table-cell table:style-name="ce13"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la contraseña actual ingresada sea correcta</text:p>
          </table:table-cell>
          <table:covered-table-cell/>
          <table:table-cell/>
          <table:table-cell table:style-name="ce35"/>
        </table:table-row>
        <table:table-row table:style-name="ro2">
          <table:table-cell table:style-name="ce13"/>
          <table:table-cell table:number-columns-spanned="2" table:number-rows-spanned="1"/>
          <table:covered-table-cell/>
          <table:table-cell table:style-name="ce13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verifica que los campos de la nueva contraseña cumplan con los requisitos mínimos y coincidan los dos ingresos</text:p>
          </table:table-cell>
          <table:covered-table-cell/>
          <table:table-cell table:number-columns-repeated="2"/>
        </table:table-row>
        <table:table-row table:style-name="ro2">
          <table:table-cell table:style-name="ce13"/>
          <table:table-cell table:number-columns-spanned="2" table:number-rows-spanned="1"/>
          <table:covered-table-cell/>
          <table:table-cell table:style-name="ce32"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Sistema muestra un mensaje de éxito informando de la actualización y regresa a la pestaña de “Cuenta”</text:p>
          </table:table-cell>
          <table:covered-table-cell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21"/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El sistema muestra un mensaje de advertencia: “La contraseña actual de la cuenta no coincide con la ingresada”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El sistema muestra un mensaje de advertencia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 table:number-columns-spanned="5" table:number-rows-spanned="1">
            <text:p>“La nueva contraseña ingresada no cumple con los requisitos mínimos”, y se muestra un mensaje temporal con los requisitos mínimos debajo del campo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8b</text:p>
          </table:table-cell>
          <table:table-cell office:value-type="string" calcext:value-type="string" table:number-columns-spanned="5" table:number-rows-spanned="1">
            <text:p>“Las contraseñas nuevas no coinciden”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5" table:number-rows-spanned="1">
            <text:p>El sistema muestra un mensaj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9a</text:p>
          </table:table-cell>
          <table:table-cell office:value-type="string" calcext:value-type="string" table:number-columns-spanned="5" table:number-rows-spanned="1">
            <text:p>“Hay campo obligatorios sin llenar”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9b</text:p>
          </table:table-cell>
          <table:table-cell office:value-type="string" calcext:value-type="string" table:number-columns-spanned="5" table:number-rows-spanned="1">
            <text:p>“Un error desconocido no ha permitido la correcta actualización de la contraseña, intente otra vez más tarde”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 table:number-columns-repeated="2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 table:number-columns-spanned="5" table:number-rows-spanned="1">
            <text:p><text:span text:style-name="T1">La contraseña debe de cumplir los requisitos mínimos: </text:span><text:span text:style-name="T2">1 letra Mayúscula, 1 carácter numérico y un símbolo # $ % &amp; ' ( )* +,- . / : ; &lt; = &gt; ? @ [ \ ] ^ _`{ | } ~ con una longitud mínima de 8 caracteres</text:span></text:p>
          </table:table-cell>
          <table:covered-table-cell table:number-columns-repeated="4" table:style-name="Default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6:23:35.7488383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16:23:48.221478059</dc:date>
    <meta:editing-duration>PT2H39M8S</meta:editing-duration>
    <meta:editing-cycles>43</meta:editing-cycles>
    <meta:generator>LibreOffice/6.2.7.1$Linux_X86_64 LibreOffice_project/20$Build-1</meta:generator>
    <meta:document-statistic meta:table-count="1" meta:cell-count="56" meta:object-count="0"/>
  </office:meta>
</office:document-meta>
</file>